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0463E2F4FE7EFB75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7.78cm" fo:margin-left="-0.191cm" fo:margin-top="0cm" fo:margin-bottom="0cm" table:align="left" style:writing-mode="lr-tb"/>
    </style:style>
    <style:style style:name="Table1.A" style:family="table-column">
      <style:table-column-properties style:column-width="6.216cm"/>
    </style:style>
    <style:style style:name="Table1.B" style:family="table-column">
      <style:table-column-properties style:column-width="11.564cm"/>
    </style:style>
    <style:style style:name="Table1.1" style:family="table-row">
      <style:table-row-properties style:min-row-height="4.233cm" fo:keep-together="auto"/>
    </style:style>
    <style:style style:name="Table1.A1" style:family="table-cell">
      <style:table-cell-properties style:vertical-align="" fo:padding="0.127cm" fo:border="none"/>
    </style:style>
    <style:style style:name="Table1.B1" style:family="table-cell">
      <style:table-cell-properties style:vertical-align="" fo:padding="0.176cm" fo:border="none"/>
    </style:style>
    <style:style style:name="Table1.2" style:family="table-row">
      <style:table-row-properties style:min-row-height="2.54cm" fo:keep-together="auto"/>
    </style:style>
    <style:style style:name="Table1.3" style:family="table-row">
      <style:table-row-properties style:min-row-height="9.349cm" fo:keep-together="auto"/>
    </style:style>
    <style:style style:name="Table1.4" style:family="table-row">
      <style:table-row-properties style:min-row-height="6.421cm" fo:keep-together="auto"/>
    </style:style>
    <style:style style:name="Table1.5" style:family="table-row">
      <style:table-row-properties fo:keep-together="auto"/>
    </style:style>
    <style:style style:name="Table3" style:family="table">
      <style:table-properties style:width="17.78cm" fo:margin-left="-0.191cm" fo:margin-top="0cm" fo:margin-bottom="0cm" table:align="left"/>
    </style:style>
    <style:style style:name="Table3.A" style:family="table-column">
      <style:table-column-properties style:column-width="6.216cm"/>
    </style:style>
    <style:style style:name="Table3.B" style:family="table-column">
      <style:table-column-properties style:column-width="11.564cm"/>
    </style:style>
    <style:style style:name="Table3.1" style:family="table-row">
      <style:table-row-properties style:min-row-height="1.94cm" fo:keep-together="auto"/>
    </style:style>
    <style:style style:name="Table3.A1" style:family="table-cell">
      <style:table-cell-properties style:vertical-align="" fo:padding="0.127cm" fo:border="none"/>
    </style:style>
    <style:style style:name="Table3.B1" style:family="table-cell">
      <style:table-cell-properties style:vertical-align="" fo:padding="0.176cm" fo:border="none"/>
    </style:style>
    <style:style style:name="P1" style:family="paragraph" style:parent-style-name="Standard">
      <style:paragraph-properties fo:margin-top="0.212cm" fo:margin-bottom="0cm" loext:contextual-spacing="false"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margin-top="0.212cm" fo:margin-bottom="0cm" loext:contextual-spacing="false" fo:line-height="100%" fo:orphans="0" fo:widows="0"/>
    </style:style>
    <style:style style:name="P3" style:family="paragraph" style:parent-style-name="Heading_20_1">
      <style:paragraph-properties fo:margin-top="0.212cm" fo:margin-bottom="0cm" loext:contextual-spacing="false" fo:line-height="100%" fo:keep-together="auto" fo:orphans="0" fo:widows="0" fo:keep-with-next="auto"/>
    </style:style>
    <style:style style:name="P4" style:family="paragraph" style:parent-style-name="Heading_20_1">
      <style:paragraph-properties fo:margin-top="0.212cm" fo:margin-bottom="0cm" loext:contextual-spacing="false" fo:line-height="100%" fo:keep-together="auto" fo:orphans="0" fo:widows="0" fo:keep-with-next="auto"/>
      <style:text-properties style:font-name="Lato" fo:font-size="14pt" style:font-name-asian="Lato1" style:font-size-asian="14pt" style:font-name-complex="Lato1" style:font-size-complex="14pt"/>
    </style:style>
    <style:style style:name="P5" style:family="paragraph" style:parent-style-name="Heading_20_2">
      <style:paragraph-properties fo:margin-top="0.212cm" fo:margin-bottom="0cm" loext:contextual-spacing="false" fo:line-height="100%" fo:keep-together="auto" fo:orphans="0" fo:widows="0" fo:padding="0cm" fo:border="none" fo:keep-with-next="auto"/>
      <style:text-properties officeooo:paragraph-rsid="001da2ae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size="10pt" officeooo:paragraph-rsid="001da2ae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Lato" fo:font-size="10pt" style:font-name-asian="Lato1" style:font-size-asian="10pt" style:font-name-complex="Lato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d44500" fo:font-size="10pt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13" style:family="paragraph" style:parent-style-name="Heading_20_3">
      <style:paragraph-properties fo:margin-top="0cm" fo:margin-bottom="0cm" loext:contextual-spacing="false" fo:line-height="100%" fo:keep-together="auto" fo:orphans="0" fo:widows="0" fo:padding="0cm" fo:border="none" fo:keep-with-next="auto"/>
      <style:text-properties style:font-name="Lato" fo:font-size="9pt" fo:font-weight="normal" style:font-name-asian="Lato1" style:font-size-asian="9pt" style:font-weight-asian="normal" style:font-name-complex="Lato1" style:font-size-complex="9pt"/>
    </style:style>
    <style:style style:name="P14" style:family="paragraph" style:parent-style-name="Title">
      <style:paragraph-properties fo:margin-top="0cm" fo:margin-bottom="0cm" loext:contextual-spacing="false" fo:line-height="100%" fo:orphans="0" fo:widows="0" fo:padding="0cm" fo:border="none"/>
      <style:text-properties officeooo:rsid="001da2ae" officeooo:paragraph-rsid="001da2ae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Heading_20_4">
      <style:paragraph-properties fo:margin-top="0cm" fo:margin-bottom="0cm" loext:contextual-spacing="false" fo:line-height="100%" fo:orphans="0" fo:widows="0"/>
      <style:text-properties fo:font-size="10pt" officeooo:rsid="001da2ae" officeooo:paragraph-rsid="001da2ae" style:font-size-asian="10pt" style:font-size-complex="10pt"/>
    </style:style>
    <style:style style:name="P17" style:family="paragraph" style:parent-style-name="Heading_20_4">
      <style:paragraph-properties fo:margin-top="0cm" fo:margin-bottom="0cm" loext:contextual-spacing="false" fo:line-height="100%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margin-top="0.353cm" fo:margin-bottom="0cm" loext:contextual-spacing="false" fo:line-height="100%" fo:orphans="0" fo:widows="0" fo:padding="0cm" fo:border="none"/>
      <style:text-properties fo:color="#00ab44" style:font-name="Lato" fo:font-size="10pt" style:font-name-asian="Lato1" style:font-size-asian="10pt" style:font-name-complex="Lato1" style:font-size-complex="10pt"/>
    </style:style>
    <style:style style:name="P19" style:family="paragraph" style:parent-style-name="Standard">
      <style:paragraph-properties fo:margin-top="0.176cm" fo:margin-bottom="0cm" loext:contextual-spacing="false" fo:line-height="100%" fo:orphans="0" fo:widows="0" fo:padding="0cm" fo:border="none"/>
    </style:style>
    <style:style style:name="P20" style:family="paragraph" style:parent-style-name="Heading_20_2">
      <style:paragraph-properties fo:margin-top="0.564cm" fo:margin-bottom="0cm" loext:contextual-spacing="false" fo:line-height="100%" fo:keep-together="auto" fo:orphans="0" fo:widows="0" fo:padding="0cm" fo:border="none" fo:keep-with-next="auto"/>
    </style:style>
    <style:style style:name="P21" style:family="paragraph" style:parent-style-name="Standard">
      <style:text-properties fo:font-size="10pt" officeooo:paragraph-rsid="001da2ae" style:font-size-asian="10pt" style:font-size-complex="10pt"/>
    </style:style>
    <style:style style:name="P22" style:family="paragraph" style:parent-style-name="Heading_20_1">
      <style:paragraph-properties fo:margin-top="0.141cm" fo:margin-bottom="0cm" loext:contextual-spacing="false" fo:line-height="100%" fo:keep-together="auto" fo:orphans="0" fo:widows="0" fo:padding="0cm" fo:border="none" fo:keep-with-next="auto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23" style:family="paragraph" style:parent-style-name="Subtitle">
      <style:paragraph-properties fo:margin-top="0.106cm" fo:margin-bottom="0cm" loext:contextual-spacing="false" fo:line-height="100%" fo:keep-together="auto" fo:orphans="0" fo:widows="0" fo:padding="0cm" fo:border="none" fo:keep-with-next="auto"/>
      <style:text-properties fo:color="#00ab44"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.176cm" fo:margin-bottom="0cm" loext:contextual-spacing="false" fo:line-height="100%" fo:orphans="0" fo:widows="0" fo:text-indent="0cm" style:auto-text-indent="false" fo:padding="0cm" fo:border="none">
        <style:tab-stops>
          <style:tab-stop style:position="7.502cm"/>
          <style:tab-stop style:position="7.779cm"/>
          <style:tab-stop style:position="9.753cm"/>
          <style:tab-stop style:position="10.252cm"/>
        </style:tab-stops>
      </style:paragraph-properties>
      <style:text-properties fo:color="#333333" style:font-name="Lato" fo:font-size="12pt" style:text-underline-style="none" fo:font-weight="normal" officeooo:paragraph-rsid="001da2ae" style:font-name-asian="Lato1" style:font-size-asian="12pt" style:font-weight-asian="normal" style:font-name-complex="Lato1" style:font-size-complex="12pt" style:font-weight-complex="normal"/>
    </style:style>
    <style:style style:name="P25" style:family="paragraph" style:parent-style-name="Standard" style:master-page-name="Standard">
      <style:paragraph-properties fo:margin-top="0cm" fo:margin-bottom="0cm" loext:contextual-spacing="false" fo:line-height="100%" fo:orphans="0" fo:widows="0" style:page-number="1" fo:padding="0cm" fo:border="none"/>
      <style:text-properties style:font-name="Lato" fo:font-size="6pt" style:font-name-asian="Lato1" style:font-size-asian="6pt" style:font-name-complex="Lato1" style:font-size-complex="6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fo:font-size="10pt" fo:font-weight="bold" officeooo:rsid="001f0faa" style:font-size-asian="10pt" style:font-weight-asian="bold" style:font-size-complex="10pt"/>
    </style:style>
    <style:style style:name="P28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29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1f0faa" officeooo:paragraph-rsid="001f0faa" style:font-size-asian="10pt" style:font-weight-asian="normal" style:font-size-complex="10pt" style:font-weight-complex="normal"/>
    </style:style>
    <style:style style:name="P30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16351" officeooo:paragraph-rsid="00216351" style:font-size-asian="10pt" style:font-weight-asian="normal" style:font-size-complex="10pt" style:font-weight-complex="normal"/>
    </style:style>
    <style:style style:name="P31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16351" officeooo:paragraph-rsid="0022d065" style:font-size-asian="10pt" style:font-weight-asian="normal" style:font-size-complex="10pt" style:font-weight-complex="normal"/>
    </style:style>
    <style:style style:name="P32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2d065" officeooo:paragraph-rsid="0022d065" style:font-size-asian="10pt" style:font-weight-asian="normal" style:font-size-complex="10pt" style:font-weight-complex="normal"/>
    </style:style>
    <style:style style:name="P33" style:family="paragraph" style:parent-style-name="Standard" style:list-style-name="WWNum1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35" style:family="paragraph" style:parent-style-name="Standard" style:list-style-name="WWNum1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2d065" officeooo:paragraph-rsid="0022d065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.212cm" fo:margin-bottom="0cm" loext:contextual-spacing="false" fo:orphans="0" fo:widows="0"/>
      <style:text-properties officeooo:paragraph-rsid="00216351"/>
    </style:style>
    <style:style style:name="T1" style:family="text">
      <style:text-properties style:font-name="Lato" fo:font-size="11pt" style:font-name-asian="Lato1" style:font-size-asian="11pt" style:font-name-complex="Lato1" style:font-size-complex="11pt"/>
    </style:style>
    <style:style style:name="T2" style:family="text">
      <style:text-properties style:font-name="Lato" fo:font-size="11pt" fo:font-weight="normal" style:font-name-asian="Lato1" style:font-size-asian="11pt" style:font-weight-asian="normal" style:font-name-complex="Lato1" style:font-size-complex="11pt"/>
    </style:style>
    <style:style style:name="T3" style:family="text">
      <style:text-properties style:font-name="Lato" fo:font-size="11pt" fo:font-weight="normal" officeooo:rsid="001da2ae" style:font-name-asian="Lato1" style:font-size-asian="11pt" style:font-weight-asian="normal" style:font-name-complex="Lato1" style:font-size-complex="11pt"/>
    </style:style>
    <style:style style:name="T4" style:family="text">
      <style:text-properties style:font-name="Lato" fo:font-size="9pt" style:font-name-asian="Lato1" style:font-size-asian="9pt" style:font-name-complex="Lato1" style:font-size-complex="9pt"/>
    </style:style>
    <style:style style:name="T5" style:family="text">
      <style:text-properties style:font-name="Lato" fo:font-size="9pt" officeooo:rsid="001da2ae" style:font-name-asian="Lato1" style:font-size-asian="9pt" style:font-name-complex="Lato1" style:font-size-complex="9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f0faa" style:font-size-asian="10pt" style:font-weight-asian="bold" style:font-size-complex="10pt"/>
    </style:style>
    <style:style style:name="T8" style:family="text">
      <style:text-properties officeooo:rsid="001da2ae"/>
    </style:style>
    <style:style style:name="T9" style:family="text">
      <style:text-properties fo:color="#333333" style:font-name="Lato" fo:font-size="12pt" style:text-underline-style="none" fo:font-weight="normal" style:font-name-asian="Lato1" style:font-size-asian="12pt" style:font-weight-asian="normal" style:font-name-complex="Lato1" style:font-size-complex="12pt" style:font-weight-complex="normal"/>
    </style:style>
    <style:style style:name="T10" style:family="text">
      <style:text-properties officeooo:rsid="0021635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Zubair Adams</text:p>
            <text:p text:style-name="P23"><text:bookmark text:name="_o2iwx3vdck7p"/>Entry-level Full Stack Web Developer</text:p>
          </table:table-cell>
          <table:table-cell table:style-name="Table1.B1" office:value-type="string">
            <text:p text:style-name="P6"><draw:frame draw:style-name="fr1" draw:name="image2.png" text:anchor-type="as-char" svg:width="11.06cm" svg:height="0.071cm" draw:z-index="1"><draw:image xlink:href="Pictures/10000201000002580000000463E2F4FE7EFB7595.png" xlink:type="simple" xlink:show="embed" xlink:actuate="onLoad"/><svg:desc>horizontal line</svg:desc></draw:frame><text:bookmark text:name="_lf5wiiqsu4ub"/></text:p>
            <text:p text:style-name="P7">50 Disa Cresent</text:p>
            <text:p text:style-name="P21"><text:s text:c="2"/>Lenteguer</text:p>
            <text:p text:style-name="P21"><text:s text:c="2"/>Mitchells Plain</text:p>
            <text:p text:style-name="P8"><text:s text:c="2"/>7785<text:tab/></text:p>
            <text:p text:style-name="P18"><text:span text:style-name="T8">062 348 6789</text:span> <text:s/></text:p>
            <text:p text:style-name="P16">zubair.adams720@gmail.com</text:p>
            <text:p text:style-name="P17"><text:bookmark text:name="_km0r2x47yl2y"/><text:span text:style-name="T8">zubairadams</text:span>.github.com</text:p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4"><text:bookmark text:name="_61e3cm1p1fln"/>ㅡ</text:p>
            <text:p text:style-name="P3"><text:bookmark text:name="_mt4g8wqtvxt3"/>Skills</text:p>
          </table:table-cell>
          <table:table-cell table:style-name="Table1.B1" office:value-type="string">
            <text:p text:style-name="P36"><draw:frame draw:style-name="fr1" draw:name="image1.png" text:anchor-type="as-char" svg:width="11.06cm" svg:height="0.071cm" draw:z-index="2"><draw:image xlink:href="Pictures/10000201000002580000000463E2F4FE7EFB7595.png" xlink:type="simple" xlink:show="embed" xlink:actuate="onLoad"/><svg:desc>horizontal line</svg:desc></draw:frame></text:p>
            <text:list xml:id="list8511255529591369172" text:style-name="WWNum1">
              <text:list-item>
                <text:p text:style-name="P29">Basic javaScript</text:p>
              </text:list-item>
              <text:list-item>
                <text:p text:style-name="P31">expressjs</text:p>
              </text:list-item>
              <text:list-item>
                <text:p text:style-name="P32">HTML</text:p>
              </text:list-item>
              <text:list-item>
                <text:p text:style-name="P32">CSS</text:p>
              </text:list-item>
              <text:list-item>
                <text:p text:style-name="P29"><text:span text:style-name="T10">Postgres</text:span>SQL</text:p>
              </text:list-item>
              <text:list-item>
                <text:p text:style-name="P30">using heroku</text:p>
              </text:list-item>
              <text:list-item>
                <text:p text:style-name="P30">git &amp; github</text:p>
              </text:list-item>
              <text:list-item>
                <text:p text:style-name="P30">Bootstrap</text:p>
              </text:list-item>
              <text:list-item>
                <text:p text:style-name="P29">reponsive layouts</text:p>
              </text:list-item>
              <text:list-item>
                <text:p text:style-name="P29">handlebarsJS</text:p>
              </text:list-item>
              <text:list-item>
                <text:p text:style-name="P29">nodejs</text:p>
              </text:list-item>
              <text:list-item>
                <text:p text:style-name="P29">DOM</text:p>
              </text:list-item>
              <text:list-item>
                <text:p text:style-name="P32">mocha</text:p>
              </text:list-item>
              <text:list-item>
                <text:p text:style-name="P28">Communication skills</text:p>
              </text:list-item>
              <text:list-item>
                <text:p text:style-name="P28">first aid level 3</text:p>
              </text:list-item>
              <text:list-item>
                <text:p text:style-name="P28">Computer Literacy </text:p>
              </text:list-item>
              <text:list-item>
                <text:p text:style-name="P28">Analytical Reasoning</text:p>
              </text:list-item>
              <text:list-item>
                <text:p text:style-name="P28">Problem Solving</text:p>
              </text:list-item>
              <text:list-item>
                <text:p text:style-name="P28"><text:s/>Flexibility</text:p>
              </text:list-item>
              <text:list-item>
                <text:p text:style-name="P28">Adaptability </text:p>
              </text:list-item>
              <text:list-item>
                <text:p text:style-name="P33">Teamwork </text:p>
              </text:list-item>
              <text:list-item>
                <text:p text:style-name="P35">agile(Scrum,personal Kanban,demo ,standups and retros)</text:p>
              </text:list-item>
            </text:list>
            <text:p text:style-name="P34"/>
          </table:table-cell>
        </table:table-row>
        <text:soft-page-break/>
        <table:table-row table:style-name="Table1.3">
          <table:table-cell table:style-name="Table1.A1" office:value-type="string">
            <text:p text:style-name="P4"><text:bookmark text:name="_qblrxddfpxvi"/>ㅡ</text:p>
            <text:p text:style-name="P3"><text:bookmark text:name="_ux7ars6f1mz6"/>Projects</text:p>
          </table:table-cell>
          <table:table-cell table:style-name="Table1.B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9"/>
            <text:p text:style-name="P22"><text:bookmark text:name="_tk538brb1kdf"/>Education</text:p>
          </table:table-cell>
          <table:table-cell table:style-name="Table1.B1" office:value-type="string">
            <text:p text:style-name="P6"><draw:frame draw:style-name="fr1" draw:name="image3.png" text:anchor-type="as-char" svg:width="11.06cm" svg:height="0.071cm" draw:z-index="0"><draw:image xlink:href="Pictures/10000201000002580000000463E2F4FE7EFB7595.png" xlink:type="simple" xlink:show="embed" xlink:actuate="onLoad"/><svg:desc>horizontal line</svg:desc></draw:frame></text:p>
            <text:p text:style-name="P5"><text:bookmark text:name="_r7oinwx5vtl9"/><text:span text:style-name="T1">School Name / </text:span><text:span text:style-name="T9">Darul Arqam Islamic High </text:span></text:p>
            <text:p text:style-name="P13"><text:bookmark text:name="_uqfre138cju9"/><text:s/><text:span text:style-name="T8">2012 - 2016</text:span></text:p>
            <text:p text:style-name="P19"><text:span text:style-name="T5">Completed matric at this insitute in 2016</text:span><text:span text:style-name="T4">.</text:span></text:p>
            <text:p text:style-name="P20"><text:bookmark text:name="_u3uy0857ab2n"/><text:span text:style-name="T1">School Name </text:span><text:span text:style-name="T2">/ </text:span><text:span text:style-name="T3">codex</text:span></text:p>
            <text:p text:style-name="P13"><text:bookmark text:name="_re1qtuma0rpm"/><text:span text:style-name="T8">feburay </text:span>20<text:span text:style-name="T8">18</text:span> - <text:span text:style-name="T8">november</text:span> 20<text:span text:style-name="T8">18</text:span>, <text:s/>LOCATION</text:p>
            <text:p text:style-name="P24">Currently pursuing a course of study in Web Development with Project Codex. This is a full-time, intensive, 1 year learning programme. At present I am efficient in HTML, CSS, JavaScript, Test-Driven Development and Version Control. In addition, I have acquired valuable planning, research and team work skills.</text:p>
          </table:table-cell>
        </table:table-row>
        <table:table-row table:style-name="Table1.5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0"/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/>
          </table:table-cell>
          <table:table-cell table:style-name="Table3.B1" office:value-type="string">
            <text:p text:style-name="P2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41cm" fo:margin-bottom="0cm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12cm" fo:margin-bottom="0cm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fo:color="#00ab44" fo:font-size="10pt" style:font-size-asian="10pt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cm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07T14:28:23.265747291</dc:date>
    <meta:editing-duration>PT16M47S</meta:editing-duration>
    <meta:editing-cycles>3</meta:editing-cycles>
    <meta:document-statistic meta:table-count="2" meta:image-count="3" meta:object-count="0" meta:page-count="2" meta:paragraph-count="45" meta:word-count="158" meta:character-count="964" meta:non-whitespace-character-count="854"/>
  </office:meta>
</office:document-meta>
</file>